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a7e7de" officeooo:paragraph-rsid="00a7e7de"/>
    </style:style>
    <style:style style:name="P2" style:family="paragraph" style:parent-style-name="Text_20_body">
      <style:text-properties officeooo:rsid="00ac8e25" officeooo:paragraph-rsid="00ac8e25"/>
    </style:style>
    <style:style style:name="P3" style:family="paragraph" style:parent-style-name="Text_20_body">
      <style:text-properties officeooo:rsid="00ada9a9" officeooo:paragraph-rsid="00ada9a9"/>
    </style:style>
    <style:style style:name="P4" style:family="paragraph" style:parent-style-name="Text_20_body">
      <style:text-properties officeooo:rsid="00b0c165" officeooo:paragraph-rsid="00b0c165"/>
    </style:style>
    <style:style style:name="P5" style:family="paragraph" style:parent-style-name="Text_20_body">
      <style:text-properties officeooo:rsid="00b3aa3d" officeooo:paragraph-rsid="00b3aa3d"/>
    </style:style>
    <style:style style:name="P6" style:family="paragraph" style:parent-style-name="Text_20_body">
      <style:text-properties officeooo:rsid="00b4842e" officeooo:paragraph-rsid="00b4842e"/>
    </style:style>
    <style:style style:name="P7" style:family="paragraph" style:parent-style-name="Subtitle">
      <style:text-properties officeooo:rsid="00a7e7de" officeooo:paragraph-rsid="00a7e7de"/>
    </style:style>
    <style:style style:name="P8" style:family="paragraph" style:parent-style-name="Title">
      <style:text-properties style:text-underline-style="none" officeooo:rsid="00a7e7de" officeooo:paragraph-rsid="00a7e7de"/>
    </style:style>
    <style:style style:name="P9" style:family="paragraph" style:parent-style-name="Text_20_body" style:list-style-name="L1">
      <style:text-properties officeooo:rsid="00a913ab" officeooo:paragraph-rsid="00a913ab"/>
    </style:style>
    <style:style style:name="P10" style:family="paragraph" style:parent-style-name="Text_20_body" style:list-style-name="L1">
      <style:text-properties officeooo:rsid="00ac8e25" officeooo:paragraph-rsid="00ac8e25"/>
    </style:style>
    <style:style style:name="P11" style:family="paragraph" style:parent-style-name="Text_20_body" style:list-style-name="L2">
      <style:text-properties officeooo:rsid="00b4842e" officeooo:paragraph-rsid="00b4842e"/>
    </style:style>
    <style:style style:name="P12" style:family="paragraph" style:parent-style-name="Text_20_body" style:list-style-name="L3">
      <style:text-properties officeooo:rsid="00b4842e" officeooo:paragraph-rsid="00b4842e"/>
    </style:style>
    <style:style style:name="P13" style:family="paragraph" style:parent-style-name="Heading_20_2">
      <style:text-properties officeooo:rsid="00a913ab" officeooo:paragraph-rsid="00a913a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a913ab"/>
    </style:style>
    <style:style style:name="T6" style:family="text">
      <style:text-properties officeooo:rsid="00a9a790"/>
    </style:style>
    <style:style style:name="T7" style:family="text">
      <style:text-properties officeooo:rsid="00aa6e6b"/>
    </style:style>
    <style:style style:name="T8" style:family="text">
      <style:text-properties officeooo:rsid="00ada9a9"/>
    </style:style>
    <style:style style:name="T9" style:family="text">
      <style:text-properties officeooo:rsid="00af6d02"/>
    </style:style>
    <style:style style:name="T10" style:family="text">
      <style:text-properties officeooo:rsid="00b0cc5f"/>
    </style:style>
    <style:style style:name="T11" style:family="text">
      <style:text-properties officeooo:rsid="00b4842e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ctor Hugo</text:p>
      <text:p text:style-name="P7">Fiche auteur</text:p>
      <text:h text:style-name="P13" text:outline-level="2"><text:span text:style-name="T6">I- </text:span>Vie privée</text:h>
      <text:h text:style-name="Heading_20_3" text:outline-level="3"><text:span text:style-name="T5">1. </text:span>Quelles sont les dates de naissance et de mort</text:h>
      <text:p text:style-name="P1">Victor Hugo est né le 26 février 1802 à Besançon.</text:p>
      <text:p text:style-name="P1">Il est mort le 22 mai 1885 à Paris → enterré au Panthéon.</text:p>
      <text:h text:style-name="Heading_20_3" text:outline-level="3">2. Vie familiale <text:span text:style-name="T7">et sentimentale</text:span></text:h>
      <text:list xml:id="list5977793300970206658" text:style-name="L1">
        <text:list-item>
          <text:p text:style-name="P9">Il <text:s/>est né d'un père bonapartiste et d'une mère royaliste. En 1822, il épouse Adèle Foucher, avec laquelle il a eu cinq enfants.</text:p>
        </text:list-item>
        <text:list-item>
          <text:p text:style-name="P10">La « femme de sa vie » a été Juliette Drouet</text:p>
        </text:list-item>
      </text:list>
      <text:h text:style-name="Heading_20_3" text:outline-level="3">3. Quelle épreuve a particulièrement affecté sa vie privée ?</text:h>
      <text:p text:style-name="P2">→ La mort par noyade de sa fille Léopoldine.</text:p>
      <text:h text:style-name="Heading_20_2" text:outline-level="2">Vie politique</text:h>
      <text:h text:style-name="Heading_20_3" text:outline-level="3"><text:span text:style-name="T8">4</text:span>. En quoi consiste son engagement politique ? <text:span text:style-name="T8">(= quelles sont les idées politiques de Victor Hugo?)</text:span></text:h>
      <text:p text:style-name="P3">D'abord royaliste, <text:span text:style-name="T9">il est nommé d'abort pair de France par Louis Phillippe. À la suite de la révolution de 1848, il est élu député. Il soutient la candidature de Louis Napoléon Bonaparte à la présidence de la République.</text:span></text:p>
      <text:h text:style-name="Heading_20_3" text:outline-level="3">5. Quel régime politique soutient-il à partir de 1848 ?</text:h>
      <text:p text:style-name="P4">Suite au coup d'état de Louis Napoléon Bonaparte <text:span text:style-name="T10">(2 décembre 1851)</text:span>, Victor Hugo passe à l'opposition républicaine.</text:p>
      <text:h text:style-name="Heading_20_3" text:outline-level="3"><text:soft-page-break/>6. Quelles vont être les conséquences sur Victor Hugo ?</text:h>
      <text:p text:style-name="P5">L'exil de Victor Hugo. Il se réfugie à Bruxelles (Belgique), pui<text:span text:style-name="T11">s</text:span> à Jersay, enfin à Guernesay (îles entre l'Angleterre et la France), de 1851 à 1870.</text:p>
      <text:p text:style-name="P6">Dans son exil, il va écrire :</text:p>
      <text:list xml:id="list5727103453913803396" text:style-name="L2">
        <text:list-item>
          <text:p text:style-name="P11"><text:span text:style-name="T3">Les châtiments</text:span> (1833)</text:p>
        </text:list-item>
        <text:list-item>
          <text:p text:style-name="P11"><text:span text:style-name="T3">Les contemplations</text:span> (1856)</text:p>
        </text:list-item>
        <text:list-item>
          <text:p text:style-name="P11"><text:span text:style-name="T4">Les misérables</text:span> (1862)</text:p>
        </text:list-item>
        <text:list-item>
          <text:p text:style-name="P11"><text:span text:style-name="T3">Les travailleurs de la mer</text:span> (1866)</text:p>
        </text:list-item>
      </text:list>
      <text:h text:style-name="Heading_20_2" text:outline-level="2">L'œuvre de Victor Hugo</text:h>
      <text:h text:style-name="Heading_20_3" text:outline-level="3">7. À quel mouvement littéraire appartient-il ?</text:h>
      <text:p text:style-name="P6">→ Le romantisme. On s'exprime à travèrs ses sentiments.</text:p>
      <text:h text:style-name="Heading_20_3" text:outline-level="3">8. Son œuvre littéraire</text:h>
      <text:list xml:id="list1232456173749247740" text:style-name="L3">
        <text:list-item>
          <text:p text:style-name="P12"><text:span text:style-name="T12">Poésie </text:span>: <text:span text:style-name="T3">Les contemplations</text:span>, <text:span text:style-name="T3">les chants du crépuscule</text:span>, <text:span text:style-name="T3">les orientales</text:span>.</text:p>
        </text:list-item>
        <text:list-item>
          <text:p text:style-name="P12"><text:span text:style-name="T12">Théâtre </text:span>: <text:span text:style-name="T3">Hernani</text:span>, <text:span text:style-name="T3">Cromwell.</text:span></text:p>
        </text:list-item>
        <text:list-item>
          <text:p text:style-name="P12"><text:span text:style-name="T2">Roman historique</text:span><text:span text:style-name="T1"> : </text:span><text:span text:style-name="T3">Notre Dame de Paris</text:span><text:span text:style-name="T1">, </text:span><text:span text:style-name="T3">Quatre-Veingt-Treize</text:span><text:span text:style-name="T1">.</text:span></text:p>
        </text:list-item>
        <text:list-item>
          <text:p text:style-name="P12"><text:span text:style-name="T2">Roman social </text:span><text:span text:style-name="T1">: </text:span><text:span text:style-name="T3">Les Misérables</text:span><text:span text:style-name="T1">, </text:span><text:span text:style-name="T3">Le dernier jour d'un condamné</text:span><text:span text:style-name="T1">, </text:span><text:span text:style-name="T3">Claude Gueux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1T15:20:54.796544791</dc:date>
    <meta:editing-duration>P6DT19H16M9S</meta:editing-duration>
    <meta:editing-cycles>156</meta:editing-cycles>
    <meta:generator>LibreOffice/5.0.4.2$Linux_X86_64 LibreOffice_project/00m0$Build-2</meta:generator>
    <meta:document-statistic meta:table-count="0" meta:image-count="0" meta:object-count="0" meta:page-count="2" meta:paragraph-count="31" meta:word-count="308" meta:character-count="1730" meta:non-whitespace-character-count="1462"/>
  </office:meta>
</office:document-meta>
</file>